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89.4mm" svg:height="90.05mm" svg:x="42.38mm" svg:y="18.59mm">
            <draw:object draw:notify-on-update-of-ranges="data.A1:data.A3872 data.B1:data.B38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D0901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3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2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127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RD0901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12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5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1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26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PRD0902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5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8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5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1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1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8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5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5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8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5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25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2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25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5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38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2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2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2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8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2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5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D09012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25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8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8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1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1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D09025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2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8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8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D09012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2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3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8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2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8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2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2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5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38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5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4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RD0902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8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0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7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8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3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07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8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8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8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7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7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8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8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D0903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3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8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8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07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07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7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7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7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07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07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7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7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07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07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7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7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7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7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7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2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2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4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RD0904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D09042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D09042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2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4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1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2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2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2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D09042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3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4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44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D090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4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4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D0904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3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0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4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3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3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RD09013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3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4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6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0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26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6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6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26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6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6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26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1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3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3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D09026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3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2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0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9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D0901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D09026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1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RD0902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0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3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RD0902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RD09013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3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6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9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3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D09013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26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3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2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1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9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6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3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6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6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3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6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6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6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3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9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6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39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3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9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6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9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8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8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D09008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8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9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9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8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8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08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8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9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3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9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9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8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8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8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9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8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0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8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0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3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PRD09008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8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RD0903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8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8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RD0903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3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8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8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8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8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3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3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7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RD0903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3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0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3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0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D0903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5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PRD09043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30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3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0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3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3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4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0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35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PRD090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2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4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2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3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3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3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0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3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6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6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6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0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23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3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3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1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3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7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RD09023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1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3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3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0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0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D09023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3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3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D0902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3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3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6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3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RD0904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9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9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3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D0902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D0901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D0904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9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6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23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36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6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96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D0902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9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7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RD09036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D0902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23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6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9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D0903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6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0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6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6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9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05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5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9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6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RD09049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RD0904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9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8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9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5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9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5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1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D0900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5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9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8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5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8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5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3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6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9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D0900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4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9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9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5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9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9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8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5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8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RD0904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5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8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8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0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8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05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49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1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9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1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8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RD0904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9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5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8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9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5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1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05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8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8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18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5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5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RD0901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5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5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8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0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5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RD0900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8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8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5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0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8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18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8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RD09018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8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8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0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4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D0904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0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0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0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40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0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D0904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0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0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0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0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0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0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4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0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0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2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2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2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35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D09035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22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5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2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2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24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4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4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1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1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24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1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4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7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7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4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24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1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2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7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7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1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RD09024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7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24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1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2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7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24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4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7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37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4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7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4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1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7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D09024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4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3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4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4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7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7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6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7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D0900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7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D0900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6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6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6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6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9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6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6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3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3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7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7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RD09037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37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7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6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1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0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6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19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6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6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6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9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9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9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9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6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1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9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1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9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D0900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6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9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6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4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1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19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9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9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9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1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9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9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9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4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19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9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9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1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4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1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4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D0904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0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0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0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1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4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0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0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4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1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3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D0901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0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3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0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23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0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D0901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3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0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RD0903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D09047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7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7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D0902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3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1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3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2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7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D090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7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2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7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2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1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7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4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34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3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7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3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4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7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7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03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03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7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7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7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3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4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03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0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2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RD09003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0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3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7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4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7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34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47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3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7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4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7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3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6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1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6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4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6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RD0900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6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3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7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3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6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7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6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D0901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2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9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16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6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D0902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29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6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0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D09029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9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6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D0901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3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9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1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3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9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6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6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9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D0901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6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RD0901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9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9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6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9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6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1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92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RD0902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9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2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9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6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9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16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6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9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9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9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9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9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D09029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9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9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9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2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9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0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0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2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0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0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D0902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0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3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D09020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20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RD09020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0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0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3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33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RD0903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20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3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8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RD0902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33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6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0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D09020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33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3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3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D090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5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5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D0903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2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5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5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2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2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5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58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RD0902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2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5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2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8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RD09035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2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2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8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5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5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5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5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2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8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2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48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2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2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8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5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8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22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8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8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2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8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8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5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2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D09048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5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D09048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35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D0904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04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5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4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RD0904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8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5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8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4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8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4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5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4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48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8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4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7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4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3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4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04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0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4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7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8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D09017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17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7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7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1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8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8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4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7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4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7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4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4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7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4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7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4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7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4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4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7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D0901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D0901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7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7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D0901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7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7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1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1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21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1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D0902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4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1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RD0902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4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1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4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4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1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2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4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2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4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1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5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4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0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2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RD0903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4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32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01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1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0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1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14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1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2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5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17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RD0903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5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5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1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1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4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1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5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45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D0904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5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4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1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5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D0900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7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0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4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1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12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PRD090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4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0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27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27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7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7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27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7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7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4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4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2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7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4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4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7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RD0902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2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7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7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4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4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7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7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7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7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RD0902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9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9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RD0900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9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D0900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9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09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9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9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9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9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9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9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09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9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9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9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9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1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1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0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9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0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0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9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D09009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3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1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1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9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1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4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1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1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4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D0903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44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1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4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3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D09044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3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4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3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0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0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0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4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4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0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0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D0903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4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3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D09046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3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D090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3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33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6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0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46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2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2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3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6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33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D0900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6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0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3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6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6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33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6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02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0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3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46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RD0900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2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5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6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5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6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15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2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0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6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3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3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33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6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3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0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6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46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RD09046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4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2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5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46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0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6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6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4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6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5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RD09015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28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8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8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2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1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8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RD0901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0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28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5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8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0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RD09002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5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8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8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15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0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28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2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D0901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02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0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1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02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2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15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2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0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0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5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02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2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02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D09015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RD0901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0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0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28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1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1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D09015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5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28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15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5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1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8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D0901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2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2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8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8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5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1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28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5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D09028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1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1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1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15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15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D0902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D0902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28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8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D0902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28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D0902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2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2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28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D0903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D0903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2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3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2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D0903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3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4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4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D0903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32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4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D09032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D0903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D0904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D0903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D0904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32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D0904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D0904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D0904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D09045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D0903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3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D09032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D0903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D0904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4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0903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D090457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3T09:34:10.742675223</dc:date>
    <meta:editing-duration>PT5M43S</meta:editing-duration>
    <meta:editing-cycles>1</meta:editing-cycles>
    <meta:document-statistic meta:table-count="1" meta:cell-count="7744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8.941cm" svg:height="9.006cm" xlink:href=".." xlink:type="simple" chart:class="chart:bar" chart:style-name="ch1">
        <chart:legend chart:legend-position="end" svg:x="66.493cm" svg:y="4.204cm" style:legend-expansion="high" chart:style-name="ch2"/>
        <chart:plot-area chart:style-name="ch3" table:cell-range-address="data.A1:data.B3872" chart:data-source-has-labels="column" svg:x="1.386cm" svg:y="0.061cm" svg:width="61.636cm" svg:height="8.645cm">
          <chartooo:coordinate-region svg:x="2.904cm" svg:y="0.26cm" svg:width="60.118cm" svg:height="6.494cm"/>
          <chart:axis chart:dimension="x" chart:name="primary-x" chart:style-name="ch4" chartooo:axis-type="auto">
            <chartooo:date-scale/>
            <chart:categories table:cell-range-address="data.A1:data.A38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1:data.B3872" chart:class="chart:bar">
            <chart:data-point chart:repeated="38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PRD0901281</text:p>
                <draw:g>
                  <svg:desc>data.A1:data.A3872</svg:desc>
                </draw:g>
              </table:table-cell>
              <table:table-cell office:value-type="float" office:value="3">
                <text:p>3</text:p>
                <draw:g>
                  <svg:desc>data.B1:data.B3872</svg:desc>
                </draw:g>
              </table:table-cell>
            </table:table-row>
            <table:table-row>
              <table:table-cell office:value-type="string">
                <text:p>PRD0901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2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12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PRD0901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12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5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1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26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PRD0902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5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8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5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1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5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5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2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2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25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5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38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2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2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8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5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RD09012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2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1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1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RD09025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2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8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8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8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RD0901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2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3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2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8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2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8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8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2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5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2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5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38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PRD0902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0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7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8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8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3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0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8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7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7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8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RD0903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3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8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7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07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0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7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7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7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0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07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7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07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0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7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7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RD0904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D09042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D0904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4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1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2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2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RD0904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3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4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4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D0901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4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0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4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0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RD0904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0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0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0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3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D090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0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3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4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0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6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0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26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6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6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26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6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6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26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1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0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3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RD0902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3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2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D0901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D09026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1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D0902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0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RD0902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PRD09013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3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9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3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D09013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2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2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1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9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6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6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6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3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9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39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3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9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6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8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D09008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8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9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8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08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9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3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8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8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8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0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8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0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PRD09008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RD0903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8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8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8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RD09030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3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0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8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8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8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8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0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4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3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PRD09030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3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0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0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0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PRD0903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5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PRD0904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30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3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3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0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4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35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PRD0903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2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4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3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0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0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3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6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6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0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2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0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10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3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7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PRD09023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1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1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0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0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D0902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RD0902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3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6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3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RD0904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RD0902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0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D0901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0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D0904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2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3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6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RD0902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9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7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PRD09036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D0902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2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9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6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9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D0903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6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0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6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0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5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6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PRD09049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5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PRD0904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9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9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5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9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5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1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RD0900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8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5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8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3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6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D0900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4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9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5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9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RD0904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5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8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8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0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8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0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49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1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9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1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8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PRD0904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9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8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9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5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1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05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8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8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18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5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PRD0901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8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0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5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8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RD0900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8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8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5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0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0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0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8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8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RD0901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8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8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0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4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D0904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8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0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0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0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40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0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0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RD0904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0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0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0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0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0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0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0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0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0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4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0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0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0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0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2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2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2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35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RD0903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2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2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24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4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4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2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1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7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7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4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2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1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2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7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7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1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PRD09024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7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24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1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24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7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24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4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37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7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4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7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RD0902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3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4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3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6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RD0900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7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D0900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6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6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6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6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9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6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6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3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3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7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PRD09037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3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1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0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6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1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6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9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9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9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9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9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19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9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PRD09006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6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9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1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19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9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1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9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9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41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1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4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D0904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0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0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0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0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0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0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0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10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4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0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4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D0901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0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0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0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3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0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23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0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D0901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3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0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RD0903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PRD0904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7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7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RD0902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3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3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2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7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4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RD09047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7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2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7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2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7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7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3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3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3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4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7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3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7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03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0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7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7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7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3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3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4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03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0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2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RD0900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0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6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3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4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4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7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3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4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4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7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6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1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6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47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6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RD0900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7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6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6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7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6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D090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2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9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16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6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D0902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2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6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0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D09029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9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D0901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9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1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9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6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6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9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RD0901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RD0901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9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6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9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6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1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9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PRD0902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2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9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9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9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1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6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9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9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D0902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9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9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9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2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9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0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0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0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20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0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RD09020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0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0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3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D09020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20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PRD09020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0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0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0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0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33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RD0903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3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RD090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3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6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0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PRD09020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33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0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0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0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3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PRD09020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D0903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2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5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2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2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5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5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PRD0902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2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5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8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D0903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5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2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5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5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2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48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2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8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8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22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8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8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D0904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5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PRD09048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35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RD0904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0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4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8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RD0904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8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5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8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4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8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4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7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4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8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3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4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04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0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4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7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8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4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RD09017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17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7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1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8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4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4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4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7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7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7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7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D0901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4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D0901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7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7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RD090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7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7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7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1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2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1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D0902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1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PRD0902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4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4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1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2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4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2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1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5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5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4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0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PRD0903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4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32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0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1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0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14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1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2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5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17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PRD0903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5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5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4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PRD0904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5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4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5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D0900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7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0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1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12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PRD0902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4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0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2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27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27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2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7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4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4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7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PRD0902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2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7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7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4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4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7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7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RD0902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7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RD0900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9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RD0900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9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09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9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9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9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9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9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9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9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09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9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9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9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1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0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9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0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0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9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D0900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3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1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4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1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4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D0903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44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4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3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D0904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3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4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3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00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0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0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4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4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4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0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09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PRD0903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3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20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D09046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3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0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D090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3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33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46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2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3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6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3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D0900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6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0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3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0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0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3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4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PRD0900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5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1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2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0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3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3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33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6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3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0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4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RD0904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4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5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46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0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6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4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5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RD09015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28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8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8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1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PRD0901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0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28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8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0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RD0900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5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15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0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28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2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D0901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8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0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0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1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02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1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2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0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0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5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02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2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0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RD0901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PRD0901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0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0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28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1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1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PRD09015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5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1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5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1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8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D09015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2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2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8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5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1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28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D09028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1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15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15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15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2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15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D0902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PRD0902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28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D0902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28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D0902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2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2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28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RD09032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D0903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2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3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2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D0903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3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4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4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D09032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3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4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RD09032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RD0903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D0904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D0903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D0904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3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D0904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D0904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D0904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D0904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D0903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3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D09032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D0903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D0904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4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D0903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D090457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